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periment(2):-</text:span><text:span text:style-name="T2"/></text:p>
      <text:p text:style-name="P1"><text:span text:style-name="T3">Aim:-</text:span></text:p>
      <text:p text:style-name="P1"><text:span text:style-name="T4">Topologies using packet tracer (star,mesh,tree)</text:span></text:p>
      <text:p text:style-name="P1"><text:span text:style-name="T5">Software required:-</text:span></text:p>
      <text:p text:style-name="P1"><text:span text:style-name="T6">pcs,laptop,hub.</text:span></text:p>
      <text:p text:style-name="P1"><text:span text:style-name="T7">Algorithm:-</text:span><text:span text:style-name="T8"/></text:p>
      <text:p text:style-name="P1"><text:span text:style-name="T8">step1:-First create star topologie.</text:span></text:p>
      <text:p text:style-name="P1"><text:span text:style-name="T8">step1.1:-Take four pc's ,one laptop and one hub.</text:span></text:p>
      <text:p text:style-name="P1"><text:span text:style-name="T8">step1.2:-Connect all pc's and laptop to hub.</text:span></text:p>
      <text:p text:style-name="P1"><text:span text:style-name="T8">step1.3:-Add message to one pc to another pc then the value is sucessfull then the connections are correct.</text:span></text:p>
      <text:p text:style-name="P1"><text:span text:style-name="T8">step2:-Create a mesh topology.</text:span></text:p>
      <text:p text:style-name="P1"><text:span text:style-name="T8">step2.1:-Take 8pc's and 4switches.</text:span></text:p>
      <text:p text:style-name="P1"><text:span text:style-name="T8">step2.2:-Connect 4switches and connect 4switches to all pc's.</text:span></text:p>
      <text:p text:style-name="P1"><text:span text:style-name="T8">step2.3:-Add messages to one pc to another pc then value is sucessfull then the connections are correct</text:span></text:p>
      <text:p text:style-name="P1"><text:span text:style-name="T8">step3:-Create a BUS topology.</text:span></text:p>
      <text:p text:style-name="P1"><text:span text:style-name="T8">step3.1:-Take 6pc's and 3hubs.</text:span></text:p>
      <text:p text:style-name="P1"><text:span text:style-name="T8">step3.2:-Connect all pc's to all hubs at a single connection.</text:span></text:p>
      <text:p text:style-name="P1"><text:span text:style-name="T8">step3.3:-Add messages to one pc to another pc then value is sucessfull then the connections are correct</text:span></text:p>
      <text:p text:style-name="P1"><text:span text:style-name="T8">step4:-Now connect all types of topologies together.</text:span></text:p>
      <text:p text:style-name="P2"><draw:frame text:anchor-type="as-char" svg:width="146.47mm" svg:height="82.34mm" style:rel-width="scale" style:rel-height="scale"><draw:object-ole xlink:href="OleObj1"/><draw:image xlink:href="ObjectReplacements/OleObj1"/></draw:frame><text:span text:style-name="T8"/></text:p>
      <text:p text:style-name="P3"><text:span text:style-name="T8"><text:s/></text:span></text:p>
      <text:p text:style-name="P4"><draw:frame text:anchor-type="as-char" svg:width="146.47mm" svg:height="82.34mm" style:rel-width="scale" style:rel-height="scale"><draw:object-ole xlink:href="OleObj2"/><draw:image xlink:href="ObjectReplacements/OleObj2"/></draw:frame><text:span text:style-name="T8"/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